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Parsing emails to define tasks that synchronise across all devices/interfaces</text:p>
      <text:p text:style-name="rststyle-subtitle">Category:   Automation</text:p>
      <text:list text:style-name="rststyle-enumlist-arabic">
        <text:list-item>
          <text:p text:style-name="rststyle-enumitem">Use Python to receive emails -- a continuous action</text:p>
        </text:list-item>
        <text:list-item>
          <text:p text:style-name="rststyle-enumitem">Search for terms - "Today", "Tomorrow", "Sep 27", "09/07/2014", etc. -- all possible specifications of "Time (NOT exclusively the clock time)"</text:p>
        </text:list-item>
        <text:list-item>
          <text:p text:style-name="rststyle-enumitem">Use Python to crawl into 'Google Calendar', "anacron (AND any other scheduling programs that are available to the user)"</text:p>
        </text:list-item>
        <text:list-item>
          <text:p text:style-name="rststyle-enumitem">Add the event in the required format and commit</text:p>
        </text:list-item>
      </text:list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hashank</meta:initial-creator>
    <meta:creation-date>2014-09-17T13:48:35</meta:creation-date>
    <dc:creator>shashank</dc:creator>
    <dc:date>2014-09-17T13:48:35</dc:date>
    <dc:language>en-US</dc:language>
    <meta:editing-cycles>1</meta:editing-cycles>
    <meta:editing-duration>PT00M01S</meta:editing-duration>
    <dc:title>Category:   Automation</dc:title>
  </office:meta>
</office:document-meta>
</file>